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setTypeHint( FilterTypeHint type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setOperationHint( FilterOperationHint filterOperation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getOperation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getFilter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getType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setValu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ter.setFilterExpression( String filter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.setOperation( FilterOperation filter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